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03fdc4" officeooo:paragraph-rsid="0003fdc4"/>
    </style:style>
    <style:style style:name="P2" style:family="paragraph" style:parent-style-name="Standard">
      <style:text-properties style:font-name="Comic Sans MS" officeooo:rsid="00079812" officeooo:paragraph-rsid="00079812"/>
    </style:style>
    <style:style style:name="P3" style:family="paragraph" style:parent-style-name="Standard">
      <style:text-properties style:font-name="Comic Sans MS" officeooo:rsid="00079812" officeooo:paragraph-rsid="000d079f"/>
    </style:style>
    <style:style style:name="P4" style:family="paragraph" style:parent-style-name="Standard">
      <style:text-properties style:font-name="Comic Sans MS" officeooo:rsid="00079812" officeooo:paragraph-rsid="000e1789"/>
    </style:style>
    <style:style style:name="P5" style:family="paragraph" style:parent-style-name="Standard">
      <style:text-properties style:font-name="Comic Sans MS" officeooo:rsid="000b2be8" officeooo:paragraph-rsid="000b2be8"/>
    </style:style>
    <style:style style:name="P6" style:family="paragraph" style:parent-style-name="Standard">
      <style:text-properties style:font-name="Comic Sans MS" officeooo:rsid="000b2be8" officeooo:paragraph-rsid="000d079f"/>
    </style:style>
    <style:style style:name="P7" style:family="paragraph" style:parent-style-name="Standard">
      <style:text-properties style:font-name="Comic Sans MS" officeooo:rsid="000b2be8" officeooo:paragraph-rsid="000e1789"/>
    </style:style>
    <style:style style:name="P8" style:family="paragraph" style:parent-style-name="Standard">
      <style:text-properties style:font-name="Comic Sans MS" fo:font-weight="bold" officeooo:rsid="000b2be8" officeooo:paragraph-rsid="000d079f" style:font-weight-asian="bold" style:font-weight-complex="bold"/>
    </style:style>
    <style:style style:name="P9" style:family="paragraph" style:parent-style-name="Standard">
      <style:text-properties style:font-name="Comic Sans MS" fo:font-weight="bold" officeooo:rsid="000b2be8" officeooo:paragraph-rsid="000e1789" style:font-weight-asian="bold" style:font-weight-complex="bold"/>
    </style:style>
    <style:style style:name="T1" style:family="text">
      <style:text-properties officeooo:rsid="0005d64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5d64a" style:font-style-asian="italic" style:font-style-complex="italic"/>
    </style:style>
    <style:style style:name="T4" style:family="text">
      <style:text-properties fo:font-style="italic" officeooo:rsid="000637a0" style:font-style-asian="italic" style:font-style-complex="italic"/>
    </style:style>
    <style:style style:name="T5" style:family="text">
      <style:text-properties officeooo:rsid="000637a0"/>
    </style:style>
    <style:style style:name="T6" style:family="text">
      <style:text-properties officeooo:rsid="00079812"/>
    </style:style>
    <style:style style:name="T7" style:family="text">
      <style:text-properties officeooo:rsid="000b2be8"/>
    </style:style>
    <style:style style:name="T8" style:family="text">
      <style:text-properties officeooo:rsid="000d07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our la prochaine séquence de français, qui commencera à la fin du mois <text:span text:style-name="T8">de janvier </text:span>et qui sera consacrée au genre épistolaire (nous travaillerons en particulier sur la correspondance de Voltaire), les élèves sont invités à se procurer et à lire au moins l'un des ouvrages suivants :</text:p>
      <text:p text:style-name="P8">- John Mardsen, <text:span text:style-name="T2">Lettres de l'intérieur</text:span></text:p>
      <text:p text:style-name="P8">- Valérie Zenatti, <text:span text:style-name="T2">Une bouteille dans la mer de Gaza</text:span>.</text:p>
      <text:p text:style-name="P6">Ces romans épistolaires sont présentés sur le site ricochet-jeunes.org (résumés, commentaires). Il s'agit de lectures complémentaires obligatoires, qui ne seront pas étudiées mais qui feront l'objet d'un travail de restitution en classe.</text:p>
      <text:p text:style-name="P3"/>
      <text:p text:style-name="P7">Pour la prochaine séquence de français, qui commencera à la fin du mois <text:span text:style-name="T8">de janvier </text:span>et qui sera consacrée au genre épistolaire (nous travaillerons en particulier sur la correspondance de Voltaire), les élèves sont invités à se procurer et à lire au moins l'un des ouvrages suivants :</text:p>
      <text:p text:style-name="P9">- John Mardsen, <text:span text:style-name="T2">Lettres de l'intérieur</text:span></text:p>
      <text:p text:style-name="P9">- Valérie Zenatti, <text:span text:style-name="T2">Une bouteille dans la mer de Gaza</text:span>.</text:p>
      <text:p text:style-name="P7">Ces romans épistolaires sont présentés sur le site ricochet-jeunes.org (résumés, commentaires). Il s'agit de lectures complémentaires obligatoires, qui ne seront pas étudiées mais qui feront l'objet d'un travail de restitution en classe.</text:p>
      <text:p text:style-name="P4"/>
      <text:p text:style-name="P7">Pour la prochaine séquence de français, qui commencera à la fin du mois <text:span text:style-name="T8">de janvier </text:span>et qui sera consacrée au genre épistolaire (nous travaillerons en particulier sur la correspondance de Voltaire), les élèves sont invités à se procurer et à lire au moins l'un des ouvrages suivants :</text:p>
      <text:p text:style-name="P9">- John Mardsen, <text:span text:style-name="T2">Lettres de l'intérieur</text:span></text:p>
      <text:p text:style-name="P9">- Valérie Zenatti, <text:span text:style-name="T2">Une bouteille dans la mer de Gaza</text:span>.</text:p>
      <text:p text:style-name="P7">Ces romans épistolaires sont présentés sur le site ricochet-jeunes.org (résumés, commentaires). Il s'agit de lectures complémentaires obligatoires, qui ne seront pas étudiées mais qui feront l'objet d'un travail de restitution en classe.</text:p>
      <text:p text:style-name="P4"/>
      <text:p text:style-name="P7">Pour la prochaine séquence de français, qui commencera à la fin du mois <text:span text:style-name="T8">de janvier </text:span>et qui sera consacrée au genre épistolaire (nous travaillerons en particulier sur la correspondance de Voltaire), les élèves sont invités à se procurer et à lire au moins l'un des ouvrages suivants :</text:p>
      <text:p text:style-name="P9">- John Mardsen, <text:span text:style-name="T2">Lettres de l'intérieur</text:span></text:p>
      <text:p text:style-name="P9">- Valérie Zenatti, <text:span text:style-name="T2">Une bouteille dans la mer de Gaza</text:span>.</text:p>
      <text:p text:style-name="P7">Ces romans épistolaires sont présentés sur le site ricochet-jeunes.org (résumés, commentaires). Il s'agit de lectures complémentaires obligatoires, qui ne seront pas étudiées mais qui feront l'objet d'un travail de restitution en classe.</text:p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kpodar </meta:initial-creator>
    <meta:creation-date>2014-01-19T15:11:02.494127539</meta:creation-date>
    <dc:date>2014-01-19T15:37:09.821113193</dc:date>
    <dc:creator>jlkpodar </dc:creator>
    <meta:editing-duration>PT4M26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6" meta:word-count="384" meta:character-count="2440" meta:non-whitespace-character-count="2072"/>
  </office:meta>
</office:document-meta>
</file>